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172" officeooo:paragraph-rsid="0018e172"/>
    </style:style>
    <style:style style:name="P2" style:family="paragraph" style:parent-style-name="Standard">
      <style:text-properties officeooo:rsid="001a6345" officeooo:paragraph-rsid="001a6345"/>
    </style:style>
    <style:style style:name="T1" style:family="text">
      <style:text-properties officeooo:rsid="001aeecc"/>
    </style:style>
    <style:style style:name="T2" style:family="text">
      <style:text-properties officeooo:rsid="001f11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1">git is fun and powerful</text:span></text:p>
      <text:p text:style-name="P1"><text:a xlink:type="simple" xlink:href="https://coderprog.com/nosql-overview-use-cases/" text:style-name="Internet_20_link" text:visited-style-name="Visited_20_Internet_20_Link">https://coderprog.com/nosql-overview-use-cases/</text:a></text:p>
      <text:p text:style-name="P2"><text:a xlink:type="simple" xlink:href="https://coderprog.com/learn-mongodb-nosql-database/" text:style-name="Internet_20_link" text:visited-style-name="Visited_20_Internet_20_Link">HTTPS://CODERPROG.COM/LEARN-MONGODB-NOSQL-DATABASE/</text:a><text:span text:style-name="T2">3e4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28:43.320237931</meta:creation-date>
    <dc:date>2018-05-04T09:58:36.138534069</dc:date>
    <meta:editing-duration>PT7M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7" meta:character-count="125" meta:non-whitespace-character-count="121"/>
  </office:meta>
</office:document-meta>
</file>